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ke lessons from other game development companies roots and originality – how they create and balance a project , The influence behind it, Simple naming conventions behind the concept,</text:p>
      <text:p text:style-name="Standard"/>
      <text:p text:style-name="Standard">See how other companies took life influences to create meaningful experiences</text:p>
      <text:p text:style-name="Standard"/>
      <text:p text:style-name="Standard">any project can be succesful. It's best to start small and grow but a bit every day is all it takes</text:p>
      <text:p text:style-name="Standard"/>
      <text:p text:style-name="Standard"/>
      <text:p text:style-name="Standard"/>
      <text:p text:style-name="Standard">Shadow user - wilted flower clan. blackened roots chase and bind enemies</text:p>
      <text:p text:style-name="Standard">specialized fire weilder - born with scarlet hair. tendency to be pyromaniacs</text:p>
      <text:p text:style-name="Standard">space weilder - rapidly travelling in between locations. opening portals to far-off locations with spells that take a long time to have cast. locations need</text:p>
      <text:p text:style-name="Standard">to have been visited within the past week for this spell to be accessible. minor damage or temporarily paralysis can occur to caster as well as party members</text:p>
      <text:p text:style-name="Standard">as a backlash.</text:p>
      <text:p text:style-name="Standard">multi-curse weilder - usually a character will only be able to weild one curse at a time to temporarily boost their powers. this user will have access to</text:p>
      <text:p text:style-name="Standard">multiple curses that are slightly weaker, minor variants. a couple will have some stats that are unique. curses of course will have drawbacks such as</text:p>
      <text:p text:style-name="Standard">random temporary stat reductions, blood loss, etc</text:p>
      <text:p text:style-name="Standard">winged prescence - said to have descended from the heavens that are not fully understood and overlap time and space</text:p>
      <text:p text:style-name="Standard">wind weilder - at the cost of a lower mana pool and more time in learning new spells, wind weilders have a speed increase and can slice through enemies rapidly</text:p>
      <text:p text:style-name="Standard">and with ease. wind can be converted into power in many forms. wind weilders are said to draw some of their power from time itself, and rapidly increased</text:p>
      <text:p text:style-name="Standard">aging from cell deterioration can afflict them with temporary lowered health caps</text:p>
      <text:p text:style-name="Standard">Ghoul summoner - controls ghosts that carry out AOE and draining attacks. more like an AOE mage with ghost bound to the name. does have the ability to leech</text:p>
      <text:p text:style-name="Standard">life, and go invisible for 5 seconds every 10 minutes while moving, or to stay in place invisibile for 2 mintutes. getting hit will pull the user out of the</text:p>
      <text:p text:style-name="Standard">state of invisibility, and sometimes their soul can be cast a bit away, in which theyll have to rapidly return to their body that, while it does take reduced</text:p>
      <text:p text:style-name="Standard">damage due to the soul being separated, is essentially left vulnerable</text:p>
      <text:p text:style-name="Standard"/>
      <text:p text:style-name="Standard"/>
      <text:p text:style-name="Standard">Main weapons of game - short swords, long swords, shuriken, smoke bombs</text:p>
      <text:p text:style-name="Standard"/>
      <text:p text:style-name="Standard">Equipment - over time equipment will begin to decay and a stat reduction will occur until the repair shop is visited anually</text:p>
      <text:p text:style-name="Standard">continues to churn missions and expeditons, giving a purpose</text:p>
      <text:p text:style-name="Standard">Cosmetic collecting - some cosmetics will cost money. some will cost in-game currency. these will be finely split - people that invest rwc don't</text:p>
      <text:p text:style-name="Standard">want to see their sweat and blood be picked up by those who cannot, it devalues the purpose</text:p>
      <text:p text:style-name="Standard">familiar collecting - same deal . familiars will be cosmet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9T00:41:54.57</meta:creation-date>
    <dc:date>2021-05-06T19:35:28.98</dc:date>
    <meta:editing-duration>PT28M21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25" meta:word-count="485" meta:character-count="2785"/>
  </office:meta>
</office:document-meta>
</file>